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justify" style:justify-single-word="false"/>
      <style:text-properties style:font-name="Times New Roman" officeooo:paragraph-rsid="0014a651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14a651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officeooo:rsid="0016a0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одержание</text:p>
          </text:index-title>
          <text:p text:style-name="P1"><text:a xlink:type="simple" xlink:href="#__RefHeading___Toc86_63257577" text:style-name="Index_20_Link" text:visited-style-name="Index_20_Link">Введение<text:tab/>1</text:a></text:p>
          <text:p text:style-name="P1"><text:a xlink:type="simple" xlink:href="#__RefHeading___Toc105_63257577" text:style-name="Index_20_Link" text:visited-style-name="Index_20_Link">Актуальность темы<text:tab/>1</text:a></text:p>
          <text:p text:style-name="P1"><text:a xlink:type="simple" xlink:href="#__RefHeading___Toc88_63257577" text:style-name="Index_20_Link" text:visited-style-name="Index_20_Link">Глава 1. Анализ предметной области и постановка задачи<text:tab/>1</text:a></text:p>
          <text:p text:style-name="P1"><text:a xlink:type="simple" xlink:href="#__RefHeading___Toc90_63257577" text:style-name="Index_20_Link" text:visited-style-name="Index_20_Link">Глава 2. Проектирование информационной системы<text:tab/>1</text:a></text:p>
          <text:p text:style-name="P1"><text:a xlink:type="simple" xlink:href="#__RefHeading___Toc92_63257577" text:style-name="Index_20_Link" text:visited-style-name="Index_20_Link">Глава 3. Реализация системы<text:tab/>1</text:a></text:p>
          <text:p text:style-name="P1"><text:a xlink:type="simple" xlink:href="#__RefHeading___Toc94_63257577" text:style-name="Index_20_Link" text:visited-style-name="Index_20_Link">Глава 4. Экономическое обоснование<text:tab/>2</text:a></text:p>
          <text:p text:style-name="P1"><text:a xlink:type="simple" xlink:href="#__RefHeading___Toc96_63257577" text:style-name="Index_20_Link" text:visited-style-name="Index_20_Link">Глава 5. Защита данных и безопасность<text:tab/>2</text:a></text:p>
          <text:p text:style-name="P1"><text:a xlink:type="simple" xlink:href="#__RefHeading___Toc98_63257577" text:style-name="Index_20_Link" text:visited-style-name="Index_20_Link">Заключение<text:tab/>2</text:a></text:p>
          <text:p text:style-name="P1"><text:a xlink:type="simple" xlink:href="#__RefHeading___Toc100_63257577" text:style-name="Index_20_Link" text:visited-style-name="Index_20_Link">Список литературы<text:tab/>2</text:a></text:p>
          <text:p text:style-name="P1"><text:a xlink:type="simple" xlink:href="#__RefHeading___Toc102_63257577" text:style-name="Index_20_Link" text:visited-style-name="Index_20_Link">Приложения<text:tab/>2</text:a></text:p>
        </text:index-body>
      </text:table-of-content>
      <text:h text:style-name="Heading_20_1" text:outline-level="1"/>
      <text:h text:style-name="Heading_20_1" text:outline-level="1"><text:bookmark-start text:name="__RefHeading___Toc86_63257577"/>Введение<text:bookmark-end text:name="__RefHeading___Toc86_63257577"/></text:h>
      <text:h text:style-name="Heading_20_1" text:outline-level="1"><text:bookmark-start text:name="__RefHeading___Toc105_63257577"/>Актуальность темы<text:bookmark-end text:name="__RefHeading___Toc105_63257577"/></text:h>
      <text:p text:style-name="P4">Цель и задачи исследования<text:span text:style-name="T1">a</text:span></text:p>
      <text:p text:style-name="P3">Объект и предмет исследования</text:p>
      <text:p text:style-name="P3">Методы исследования</text:p>
      <text:p text:style-name="P3">Практическая значимость</text:p>
      <text:p text:style-name="P3">Структура работы</text:p>
      <text:h text:style-name="P2" text:outline-level="1"><text:bookmark-start text:name="__RefHeading___Toc88_63257577"/>Глава 1. Анализ предметной области и постановка задачи<text:bookmark-end text:name="__RefHeading___Toc88_63257577"/></text:h>
      <text:p text:style-name="P3">1.1 Общая характеристика онлайн торгов</text:p>
      <text:p text:style-name="P3">1.2 Особенности и проблемы проведения торгов по монетам</text:p>
      <text:p text:style-name="P3">1.3 Анализ существующих решений</text:p>
      <text:p text:style-name="P3">1.4 Требования к системе</text:p>
      <text:p text:style-name="P3">1.5 Постановка задачи</text:p>
      <text:h text:style-name="P2" text:outline-level="1"><text:bookmark-start text:name="__RefHeading___Toc90_63257577"/>Глава 2. Проектирование информационной системы<text:bookmark-end text:name="__RefHeading___Toc90_63257577"/></text:h>
      <text:p text:style-name="P3">2.1 Архитектура системы</text:p>
      <text:p text:style-name="P3">2.2 Модель данных</text:p>
      <text:p text:style-name="P3">2.3 Диаграмма компонентов</text:p>
      <text:p text:style-name="P3">2.4 Бизнес-логика и пользовательские сценарии</text:p>
      <text:p text:style-name="P3">2.5 Безопасность и авторизация</text:p>
      <text:h text:style-name="P2" text:outline-level="1"><text:bookmark-start text:name="__RefHeading___Toc92_63257577"/>Глава 3. Реализация системы<text:bookmark-end text:name="__RefHeading___Toc92_63257577"/></text:h>
      <text:p text:style-name="P3">3.1 Используемые технологии</text:p>
      <text:p text:style-name="P3">3.2 Основные модули системы</text:p>
      <text:p text:style-name="P3">3.3 Примеры REST-запросов</text:p>
      <text:p text:style-name="P3">3.4 Скриншоты пользовательского интерфейса</text:p>
      <text:p text:style-name="P3">3.5 Тестирование и отладка</text:p>
      <text:h text:style-name="P2" text:outline-level="1"><text:bookmark-start text:name="__RefHeading___Toc94_63257577"/><text:soft-page-break/>Глава 4. Экономическое обоснование<text:bookmark-end text:name="__RefHeading___Toc94_63257577"/></text:h>
      <text:p text:style-name="P3">4.1 Расчёт затрат на разработку</text:p>
      <text:p text:style-name="P3">4.2 Оценка стоимости системы</text:p>
      <text:p text:style-name="P3">4.3 Сравнение с альтернативами</text:p>
      <text:p text:style-name="P3">4.4 Риски и способы их минимизации</text:p>
      <text:h text:style-name="P2" text:outline-level="1"><text:bookmark-start text:name="__RefHeading___Toc96_63257577"/>Глава 5. Защита данных и безопасность<text:bookmark-end text:name="__RefHeading___Toc96_63257577"/></text:h>
      <text:p text:style-name="P3">5.1 Актуальные угрозы</text:p>
      <text:p text:style-name="P3">5.2 Средства защиты</text:p>
      <text:p text:style-name="P3">5.3 Регламент хранения и обработки данных</text:p>
      <text:h text:style-name="P2" text:outline-level="1"><text:bookmark-start text:name="__RefHeading___Toc98_63257577"/>Заключение<text:bookmark-end text:name="__RefHeading___Toc98_63257577"/></text:h>
      <text:p text:style-name="P3">Выводы по результатам работы</text:p>
      <text:p text:style-name="P3">Достигнутые цели</text:p>
      <text:p text:style-name="P3">Возможности развития проекта</text:p>
      <text:h text:style-name="P2" text:outline-level="1"><text:bookmark-start text:name="__RefHeading___Toc100_63257577"/>Список литературы<text:bookmark-end text:name="__RefHeading___Toc100_63257577"/></text:h>
      <text:h text:style-name="P2" text:outline-level="1"><text:bookmark-start text:name="__RefHeading___Toc102_63257577"/>Приложения<text:bookmark-end text:name="__RefHeading___Toc102_6325757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57:19.019708424</meta:creation-date>
    <meta:generator>LibreOffice/24.2.7.2$Linux_X86_64 LibreOffice_project/420$Build-2</meta:generator>
    <dc:date>2025-04-19T17:29:11.853782620</dc:date>
    <meta:editing-duration>PT16M18S</meta:editing-duration>
    <meta:editing-cycles>4</meta:editing-cycles>
    <meta:document-statistic meta:table-count="0" meta:image-count="0" meta:object-count="0" meta:page-count="2" meta:paragraph-count="51" meta:word-count="193" meta:character-count="1396" meta:non-whitespace-character-count="1254"/>
  </office:meta>
</office:document-meta>
</file>